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fo:color="#006E89"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background-color="#FFFFFF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6E89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fo:border="thin solid #000000" style:vertical-align="middle" fo:background-color="transparent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middle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15" style:family="table-cell" style:parent-style-name="Normal_32_2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17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Normal_32_2" style:data-style-name="N0">
      <style:table-cell-properties fo:border="thin solid #000000" style:vertical-align="middle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Normal_32_2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6.111875cm" style:use-optimal-column-width="true"/>
    </style:style>
    <style:style style:name="co2" style:family="table-column">
      <style:table-column-properties fo:break-before="auto" style:column-width="18.229791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3.6008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3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09.6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46.5pt" style:use-optimal-row-height="false" fo:break-before="auto"/>
    </style:style>
    <style:style style:name="ro8" style:family="table-row">
      <style:table-row-properties style:row-height="126pt" style:use-optimal-row-height="true" fo:break-before="auto"/>
    </style:style>
    <style:style style:name="ro9" style:family="table-row">
      <style:table-row-properties style:row-height="312pt" style:use-optimal-row-height="false" fo:break-before="auto"/>
    </style:style>
    <style:style style:name="ro10" style:family="table-row">
      <style:table-row-properties style:row-height="9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office:value-type="string" table:style-name="ce1">
            <text:p>PLANO DE DADOS ABERTOS</text:p>
            <text:p>PDA ANS 2017-2019</text:p>
          </table:table-cell>
          <table:table-cell table:number-columns-repeated="2" table:style-name="ce2"/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number-columns-spanned="4" table:number-rows-spanned="1" table:style-name="ce18">
            <text:p>TÍTULO DO CONJUNTO DE DADOS: Informações consolidadas de Beneficiários</text:p>
          </table:table-cell>
          <table:covered-table-cell table:number-columns-repeated="3"/>
          <table:table-cell table:number-columns-repeated="16380" table:style-name="ce4"/>
        </table:table-row>
        <table:table-row table:style-name="ro2">
          <table:table-cell office:value-type="string" table:number-columns-spanned="4" table:number-rows-spanned="1" table:style-name="ce18">
            <text:p>ÁREA RESPONSÁVEL (DIRETORIA): GEPIN (DIDES)</text:p>
          </table:table-cell>
          <table:covered-table-cell table:number-columns-repeated="3"/>
          <table:table-cell table:number-columns-repeated="16380" table:style-name="ce4"/>
        </table:table-row>
        <table:table-row table:style-name="ro2">
          <table:table-cell office:value-type="string" table:number-columns-spanned="4" table:number-rows-spanned="1" table:style-name="ce18">
            <text:p>DATA DE ATUALIZAÇÃO: 25/06/2024</text:p>
          </table:table-cell>
          <table:covered-table-cell table:number-columns-repeated="3"/>
          <table:table-cell table:number-columns-repeated="16380" table:style-name="ce4"/>
        </table:table-row>
        <table:table-row table:style-name="ro2">
          <table:table-cell table:style-name="ce5"/>
          <table:table-cell table:number-columns-repeated="2" table:style-name="ce6"/>
          <table:table-cell table:style-name="ce5"/>
          <table:table-cell table:number-columns-repeated="16380" table:style-name="ce4"/>
        </table:table-row>
        <table:table-row table:style-name="ro2">
          <table:table-cell office:value-type="string" table:style-name="ce7">
            <text:p>Nome <text:s/>do Camp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Descrição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ID_CMPT_MOVEL</text:p>
          </table:table-cell>
          <table:table-cell office:value-type="string" table:style-name="ce9">
            <text:p>CHAR</text:p>
          </table:table-cell>
          <table:table-cell office:value-type="float" office:value="7" table:style-name="ce9">
            <text:p>7</text:p>
          </table:table-cell>
          <table:table-cell office:value-type="string" table:style-name="ce10">
            <text:p>Competência dos dados no formato AAAA-MM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CD_OPERADORA</text:p>
          </table:table-cell>
          <table:table-cell office:value-type="string" table:style-name="ce9">
            <text:p>CHAR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Código de registro da operadora de plano de saúde na ANS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NM_RAZAO_SOCIAL</text:p>
          </table:table-cell>
          <table:table-cell office:value-type="string" table:style-name="ce9">
            <text:p>VARCHAR</text:p>
          </table:table-cell>
          <table:table-cell office:value-type="float" office:value="140" table:style-name="ce12">
            <text:p>140</text:p>
          </table:table-cell>
          <table:table-cell office:value-type="string" table:style-name="ce13">
            <text:p>Razão Social da Operadora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NR_CNPJ</text:p>
          </table:table-cell>
          <table:table-cell office:value-type="string" table:style-name="ce9">
            <text:p>NUMBER</text:p>
          </table:table-cell>
          <table:table-cell office:value-type="float" office:value="14" table:style-name="ce12">
            <text:p>14</text:p>
          </table:table-cell>
          <table:table-cell office:value-type="string" table:style-name="ce13">
            <text:p>CNPJ da Operadora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10">
            <text:p>MODALIDADE_OPERADORA</text:p>
          </table:table-cell>
          <table:table-cell office:value-type="string" table:style-name="ce9">
            <text:p>VARCHAR</text:p>
          </table:table-cell>
          <table:table-cell office:value-type="float" office:value="40" table:style-name="ce9">
            <text:p>40</text:p>
          </table:table-cell>
          <table:table-cell office:value-type="string" table:style-name="ce14">
            <text:p>Classificação das operadoras de planos privados de assistência à saúde de acordo com seu estatuto jurídico:</text:p>
            <text:p>Administradora</text:p>
            <text:p>Cooperativa Médica</text:p>
            <text:p>Cooperativa odontológica</text:p>
            <text:p>Autogestão</text:p>
            <text:p>Medicina de Grupo</text:p>
            <text:p>Odontologia de Grupo</text:p>
            <text:p>Filantropia</text:p>
            <text:p>Seguradora <text:s/>Especializada em Saúde<text:s/></text:p>
            <text:p>Seguradora</text:p>
            <text:p>Administradora de Benefícios</text:p>
          </table:table-cell>
          <table:table-cell table:number-columns-repeated="16380" table:style-name="ce4"/>
        </table:table-row>
        <table:table-row table:style-name="ro4">
          <table:table-cell office:value-type="string" table:number-columns-spanned="1" table:number-rows-spanned="3" table:style-name="ce19">
            <text:p>SG_UF</text:p>
          </table:table-cell>
          <table:table-cell office:value-type="string" table:number-columns-spanned="1" table:number-rows-spanned="3" table:style-name="ce20">
            <text:p>CHAR</text:p>
          </table:table-cell>
          <table:table-cell office:value-type="float" office:value="2" table:number-columns-spanned="1" table:number-rows-spanned="3" table:style-name="ce20">
            <text:p>2</text:p>
          </table:table-cell>
          <table:table-cell office:value-type="string" table:number-columns-spanned="1" table:number-rows-spanned="3" table:style-name="ce21">
            <text:p>Sigla da unidade da federação de residência do beneficiário:</text:p>
            <text:p>AC Acre</text:p>
            <text:p>AL Alagoas</text:p>
            <text:p>AP Amapá</text:p>
            <text:p>AM Amazonas</text:p>
            <text:p>BA Bahia</text:p>
            <text:p>CE Ceará</text:p>
            <text:p>DF Distrito Federal</text:p>
            <text:p>ES Espírito Santo</text:p>
            <text:p>GO Goiás</text:p>
            <text:p>MA Maranhão</text:p>
            <text:p>MT Mato Grosso</text:p>
            <text:p>MS Mato Grosso do Sul</text:p>
            <text:p>MG Minas Gerais</text:p>
            <text:p>PA Pará</text:p>
            <text:p>PB Paraíba</text:p>
            <text:p>PR Paraná</text:p>
            <text:p>PE Pernambuco</text:p>
            <text:p>PI Piauí</text:p>
            <text:p>RJ Rio de Janeiro</text:p>
            <text:p>RN Rio Grande do Norte</text:p>
            <text:p>RS Rio Grande do Sul</text:p>
            <text:p>RO Rondônia</text:p>
            <text:p>RR Roraima</text:p>
            <text:p>SC Santa Catarina</text:p>
            <text:p>SP São Paulo</text:p>
            <text:p>SE Sergipe</text:p>
            <text:p>TO Tocantins</text:p>
            <text:p>EX Exterior</text:p>
            <text:p>XX Não Identificado</text:p>
          </table:table-cell>
          <table:table-cell table:number-columns-repeated="16380" table:style-name="ce4"/>
        </table:table-row>
        <table:table-row table:style-name="ro5">
          <table:covered-table-cell/>
          <table:covered-table-cell/>
          <table:covered-table-cell/>
          <table:covered-table-cell/>
          <table:table-cell table:number-columns-repeated="16380" table:style-name="ce4"/>
        </table:table-row>
        <table:table-row table:style-name="ro6">
          <table:covered-table-cell/>
          <table:covered-table-cell/>
          <table:covered-table-cell/>
          <table:covered-table-cell/>
          <table:table-cell table:number-columns-repeated="16380" table:style-name="ce4"/>
        </table:table-row>
        <table:table-row table:style-name="ro7">
          <table:table-cell office:value-type="string" table:style-name="ce8">
            <text:p>CD_MUNICIPIO</text:p>
          </table:table-cell>
          <table:table-cell office:value-type="string" table:style-name="ce9">
            <text:p>NUMBER</text:p>
          </table:table-cell>
          <table:table-cell office:value-type="float" office:value="6" table:style-name="ce9">
            <text:p>6</text:p>
          </table:table-cell>
          <table:table-cell office:value-type="string" table:style-name="ce16">
            <text:p>Código no Instituto Brasileiro de Geografia e Estatística (IBGE) do munícipio de residência do beneficiário, sem o dígito verificador,informado pela operadora de plano de saúde ao SIB/ANS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NM_MUNICIPIO</text:p>
          </table:table-cell>
          <table:table-cell office:value-type="string" table:style-name="ce17">
            <text:p>VARCHAR</text:p>
          </table:table-cell>
          <table:table-cell office:value-type="float" office:value="50" table:style-name="ce17">
            <text:p>50</text:p>
          </table:table-cell>
          <table:table-cell office:value-type="string" table:style-name="ce8">
            <text:p>Nome do munícipio de residência do beneficiário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TP_SEXO</text:p>
          </table:table-cell>
          <table:table-cell office:value-type="string" table:style-name="ce17">
            <text:p>CHAR</text:p>
          </table:table-cell>
          <table:table-cell office:value-type="float" office:value="1" table:style-name="ce17">
            <text:p>1</text:p>
          </table:table-cell>
          <table:table-cell office:value-type="string" table:style-name="ce8">
            <text:p>Identificação do sexo do beneficiário,informado pela operadora de plano de saúde ao SIB/ANS.</text:p>
            <text:p>M = Masculino;</text:p>
            <text:p>F = Feminino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DE_FAIXA_ETARIA</text:p>
          </table:table-cell>
          <table:table-cell office:value-type="string" table:style-name="ce17">
            <text:p>VARCHAR</text:p>
          </table:table-cell>
          <table:table-cell office:value-type="float" office:value="16" table:style-name="ce17">
            <text:p>16</text:p>
          </table:table-cell>
          <table:table-cell office:value-type="string" table:style-name="ce8">
            <text:p>Faixa etária do beneficiário<text:s/>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DE_FAIXA_ETARIA_REAJ</text:p>
          </table:table-cell>
          <table:table-cell office:value-type="string" table:style-name="ce17">
            <text:p>VARCHAR</text:p>
          </table:table-cell>
          <table:table-cell office:value-type="float" office:value="16" table:style-name="ce17">
            <text:p>16</text:p>
          </table:table-cell>
          <table:table-cell office:value-type="string" table:style-name="ce8">
            <text:p>Faixa etária do beneficiária utilizada para o <text:s/>reajuste do plano definida pela Lei 9.656(contratados a partir de 02 de janeiro de 1999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CD_PLANO</text:p>
          </table:table-cell>
          <table:table-cell office:value-type="string" table:style-name="ce17">
            <text:p>CHAR</text:p>
          </table:table-cell>
          <table:table-cell office:value-type="float" office:value="30" table:style-name="ce17">
            <text:p>30</text:p>
          </table:table-cell>
          <table:table-cell office:value-type="string" table:style-name="ce8">
            <text:p>Código do plano registrado ou cadastrado na ANS no qual o beneficiário possui vínculo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TP_VIGENCIA_PLANO</text:p>
          </table:table-cell>
          <table:table-cell office:value-type="string" table:style-name="ce17">
            <text:p>CHAR</text:p>
          </table:table-cell>
          <table:table-cell office:value-type="float" office:value="1" table:style-name="ce17">
            <text:p>1</text:p>
          </table:table-cell>
          <table:table-cell office:value-type="string" table:style-name="ce8">
            <text:p>Início da vigência do plano para comercialização:</text:p>
            <text:p>A = Anterior à Lei 9656/1998</text:p>
            <text:p>P = Posterior à Lei 9656/1998 ou planos adaptados à lei</text:p>
          </table:table-cell>
          <table:table-cell table:number-columns-repeated="16380" table:style-name="ce4"/>
        </table:table-row>
        <table:table-row table:style-name="ro8">
          <table:table-cell office:value-type="string" table:style-name="ce8">
            <text:p>DE_CONTRATACAO_PLANO</text:p>
          </table:table-cell>
          <table:table-cell office:value-type="string" table:style-name="ce17">
            <text:p>VARCHAR</text:p>
          </table:table-cell>
          <table:table-cell office:value-type="float" office:value="70" table:style-name="ce17">
            <text:p>70</text:p>
          </table:table-cell>
          <table:table-cell office:value-type="string" table:style-name="ce15">
            <text:p>Tipo de contratação do plano do beneficiário:</text:p>
            <text:p>Individual ou familiar<text:s/></text:p>
            <text:p>Coletivo empresarial<text:s/></text:p>
            <text:p>Coletivo por adesão<text:s/></text:p>
            <text:p>Individual ou Familiar + Coletivo Empresarial<text:s/></text:p>
            <text:p>Individual ou Familiar + Coletivo por Adesão<text:s/></text:p>
            <text:p>Coletivo Empresarial + Coletivo por Adesão<text:s/></text:p>
            <text:p>Individual + Coletivo Empresarial + Coletivo por Adesão<text:s/></text:p>
          </table:table-cell>
          <table:table-cell table:number-columns-repeated="16380" table:style-name="ce4"/>
        </table:table-row>
        <table:table-row table:style-name="ro9">
          <table:table-cell office:value-type="string" table:style-name="ce8">
            <text:p>DE_SEGMENTACAO_PLANO</text:p>
          </table:table-cell>
          <table:table-cell office:value-type="string" table:style-name="ce17">
            <text:p>VARCHAR</text:p>
          </table:table-cell>
          <table:table-cell office:value-type="float" office:value="100" table:style-name="ce17">
            <text:p>100</text:p>
          </table:table-cell>
          <table:table-cell office:value-type="string" table:style-name="ce15">
            <text:p>Tipo de segmentação assistencial do plano do beneficiário:</text:p>
            <text:p>Ambulatorial (Ambulatorial)</text:p>
            <text:p>Hospitalar com obstetrícia (Hosp c/ obst)</text:p>
            <text:p>Hospitalar sem obstetrícia (Hosp s/ obst)</text:p>
            <text:p>Odontológico (Odontológico)</text:p>
            <text:p>Referência (Amb + hosp c/ obst)</text:p>
            <text:p>Ambulatorial + Hospitalar com obstetrícia (Amb + hosp c/ obst)</text:p>
            <text:p>Ambulatorial + Hospitalar sem obstetrícia (Amb + hosp s/ obst)</text:p>
            <text:p>Ambulatorial + Odontológico (Ambulatorial)</text:p>
            <text:p>Hosp c/ obstetrícia + Hosp s/ obstetrícia (Hosp c/s obst)</text:p>
            <text:p>Hospitalar com obstetrícia + Odontológico (Hosp c/ obst)</text:p>
            <text:p>Hospitalar sem obstetrícia + Odontológico (Hosp s/ obst)</text:p>
            <text:p>Amb + Hosp c/s Obstetrícia (Amb + hosp c/s obst)</text:p>
            <text:p>Ambulatorial + Hospitalar com obstetrícia + Odontológico (Amb + hosp c/ obst)</text:p>
            <text:p>Ambulatorial + Hospitalar sem obstetrícia + Odontológico (Amb + hosp s/ obst)</text:p>
            <text:p>Hosp c/s <text:s/>Obstetrícia + Odont (Hosp c/s obs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DE_ABRG_GEOGRAFICA_PLANO</text:p>
          </table:table-cell>
          <table:table-cell office:value-type="string" table:style-name="ce17">
            <text:p>VARCHAR</text:p>
          </table:table-cell>
          <table:table-cell office:value-type="float" office:value="60" table:style-name="ce17">
            <text:p>60</text:p>
          </table:table-cell>
          <table:table-cell office:value-type="string" table:style-name="ce8">
            <text:p>Tipo de abrangência do plano do beneficiário:</text:p>
            <text:p>Nacional</text:p>
            <text:p>Grupo de estados</text:p>
            <text:p>Estadual</text:p>
            <text:p>Grupo de municípios</text:p>
            <text:p>Municipal</text:p>
            <text:p>Outras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COBERTURA_ASSIST_PLAN</text:p>
          </table:table-cell>
          <table:table-cell office:value-type="string" table:style-name="ce17">
            <text:p>VARCHAR</text:p>
          </table:table-cell>
          <table:table-cell office:value-type="float" office:value="17" table:style-name="ce17">
            <text:p>17</text:p>
          </table:table-cell>
          <table:table-cell office:value-type="string" table:style-name="ce8">
            <text:p>Tipo de cobertura de plano do beneficiário</text:p>
            <text:p>Médico-hospitalar com ou sem cobertura odontológica</text:p>
            <text:p>Exclusivamente Odontológica</text:p>
            <text:p/>
            <text:p/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TIPO_VINCULO</text:p>
          </table:table-cell>
          <table:table-cell office:value-type="string" table:style-name="ce17">
            <text:p>VARCHAR</text:p>
          </table:table-cell>
          <table:table-cell office:value-type="float" office:value="16" table:style-name="ce17">
            <text:p>16</text:p>
          </table:table-cell>
          <table:table-cell office:value-type="string" table:style-name="ce8">
            <text:p>Tipo de vinculo do beneficiário:</text:p>
            <text:p>Titular</text:p>
            <text:p>Depedente</text:p>
            <text:p>Nao Informado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QT_BENEFICIARIO_ATIVO</text:p>
          </table:table-cell>
          <table:table-cell office:value-type="string" table:style-name="ce17">
            <text:p>NUMBER</text:p>
          </table:table-cell>
          <table:table-cell office:value-type="float" office:value="15" table:style-name="ce17">
            <text:p>15</text:p>
          </table:table-cell>
          <table:table-cell office:value-type="string" table:style-name="ce8">
            <text:p>Quantidade de beneficiários ativos na competência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QT_BENEFICIARIO_ADERIDO</text:p>
          </table:table-cell>
          <table:table-cell office:value-type="string" table:style-name="ce17">
            <text:p>NUMBER</text:p>
          </table:table-cell>
          <table:table-cell office:value-type="float" office:value="15" table:style-name="ce17">
            <text:p>15</text:p>
          </table:table-cell>
          <table:table-cell office:value-type="string" table:style-name="ce8">
            <text:p>Quantidade de beneficiários aderidos na competência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QT_BENEFICIARIO_CANCELADO</text:p>
          </table:table-cell>
          <table:table-cell office:value-type="string" table:style-name="ce17">
            <text:p>NUMBER</text:p>
          </table:table-cell>
          <table:table-cell office:value-type="float" office:value="15" table:style-name="ce17">
            <text:p>15</text:p>
          </table:table-cell>
          <table:table-cell office:value-type="string" table:style-name="ce8">
            <text:p>Quantidade de beneficiários cancelados na competência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DT_CARGA</text:p>
          </table:table-cell>
          <table:table-cell office:value-type="string" table:style-name="ce17">
            <text:p>DATE</text:p>
          </table:table-cell>
          <table:table-cell office:value-type="float" office:value="29" table:style-name="ce17">
            <text:p>29</text:p>
          </table:table-cell>
          <table:table-cell office:value-type="string" table:style-name="ce8">
            <text:p>Data de carga da tabela: data/hora</text:p>
          </table:table-cell>
          <table:table-cell table:number-columns-repeated="16380" table:style-name="ce4"/>
        </table:table-row>
        <table:table-row table:style-name="ro10">
          <table:table-cell office:value-type="string" table:number-columns-spanned="4" table:number-rows-spanned="1" table:style-name="ce22">
            <text:p>Observações:</text:p>
            <text:p>(a) O campo "CD_OPERADORA" é chave estrangeira da chave primária "Registro ANS" <text:s/>dos conjuntos de dados abertos <text:s/>"Operadoras de planos de saúde Ativas" e "Operadoras de planos de saúde Canceladas".</text:p>
            <text:p>(b) Os campos "CD_OPERADORA", "CD_PLANO" e "VIGENCIA_PLANO" compõem chave estrangeira da chave primária composta dos campos "Registro ANS", "Código do Plano" e "Vigencia_Plano" do conjunto de dados "Características dos produtos da saúde suplementar".</text:p>
          </table:table-cell>
          <table:covered-table-cell table:number-columns-repeated="3"/>
          <table:table-cell table:number-columns-repeated="16380" table:style-name="ce4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Claudia Tanaka</meta:initial-creator>
    <dc:creator>José Matheus Terra</dc:creator>
    <meta:creation-date>2017-10-27T13:03:04Z</meta:creation-date>
    <dc:date>2024-06-25T20:31:34Z</dc:date>
    <meta:user-defined meta:name="ContentTypeId">0x0101002A7522E346142749AEE9E91D03A9773B</meta:user-defined>
  </office:meta>
</office:document-meta>
</file>